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//prim.v</text:span></text:p>
      <text:p text:style-name="P1"><text:span text:style-name="T1"><text:s text:c="2"/>module dut;</text:span></text:p>
      <text:p text:style-name="P1"><text:span text:style-name="T1"><text:s text:c="2"/>parameter control = 0;</text:span></text:p>
      <text:p text:style-name="P1"><text:span text:style-name="T1"><text:s text:c="2"/>generate</text:span></text:p>
      <text:p text:style-name="P1"><text:span text:style-name="T1"><text:s text:c="4"/>if (control)</text:span></text:p>
      <text:p text:style-name="P1"><text:span text:style-name="T1"><text:s text:c="4"/>begin</text:span></text:p>
      <text:p text:style-name="P1"><text:span text:style-name="T1"><text:s text:c="6"/>bot bot_inst();</text:span></text:p>
      <text:p text:style-name="P1"><text:span text:style-name="T1"><text:s text:c="4"/>end</text:span></text:p>
      <text:p text:style-name="P1"><text:span text:style-name="T1"><text:s text:c="2"/>endgenerate</text:span></text:p>
      <text:p text:style-name="P1"><text:span text:style-name="T1"><text:s text:c="2"/>initial $display(control);</text:span></text:p>
      <text:p text:style-name="P1"><text:span text:style-name="T1">endmodule</text:span></text:p>
      <text:p text:style-name="P1"><text:span text:style-name="T1">module bot;</text:span></text:p>
      <text:p text:style-name="P1"><text:span text:style-name="T1"><text:s text:c="2"/>initial $display("REAL IP");</text:span></text:p>
      <text:p text:style-name="P1"><text:span text:style-name="T1">endmodule</text:span></text:p>
      <text:p text:style-name="P1"><text:span text:style-name="T1"/></text:p>
      <text:p text:style-name="P1"><text:span text:style-name="T1">//top.v</text:span></text:p>
      <text:p text:style-name="P1"><text:span text:style-name="T1">module top;</text:span></text:p>
      <text:p text:style-name="P1"><text:span text:style-name="T1"><text:s text:c="2"/>dut dut_inst1();</text:span></text:p>
      <text:p text:style-name="P1"><text:span text:style-name="T1"><text:s text:c="2"/>dut dut_inst2();</text:span></text:p>
      <text:p text:style-name="P1"><text:span text:style-name="T1">endmodule</text:span></text:p>
      <text:p text:style-name="P1"><text:span text:style-name="T1"/></text:p>
      <text:p text:style-name="P1"><text:span text:style-name="T1">//lib.map</text:span></text:p>
      <text:p text:style-name="P1"><text:span text:style-name="T1">config cfg;</text:span></text:p>
      <text:p text:style-name="P1"><text:span text:style-name="T1"><text:s text:c="2"/>design top;</text:span></text:p>
      <text:p text:style-name="P1"><text:span text:style-name="T1"><text:s text:c="2"/>instance top.dut_inst1 use worklib.real;</text:span></text:p>
      <text:p text:style-name="P1"><text:span text:style-name="T1"><text:s text:c="2"/>instance top.dut_inst2 use worklib.bbox;</text:span></text:p>
      <text:p text:style-name="P1"><text:span text:style-name="T1">endconfi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